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29DD00001A916DABA2D8.svm"/>
  <manifest:file-entry manifest:media-type="" manifest:full-path="Pictures/2000000900003A800000166E5611DCB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Tahoma" svg:font-family="Tahoma, Arial, Helvetica"/>
    <style:font-face style:name="Times" svg:font-family="Times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background-color="#c0c0c0">
        <style:background-image/>
      </style:paragraph-properties>
    </style:style>
    <style:style style:name="P4" style:family="paragraph" style:parent-style-name="Text_20_body" style:list-style-name="L2">
      <style:paragraph-properties fo:background-color="#c0c0c0">
        <style:background-image/>
      </style:paragraph-properties>
    </style:style>
    <style:style style:name="P5" style:family="paragraph" style:parent-style-name="Text_20_body" style:list-style-name="L6">
      <style:paragraph-properties fo:background-color="#c0c0c0">
        <style:background-image/>
      </style:paragraph-properties>
    </style:style>
    <style:style style:name="P6" style:family="paragraph" style:parent-style-name="Text_20_body" style:list-style-name="L7">
      <style:paragraph-properties fo:background-color="#c0c0c0">
        <style:background-image/>
      </style:paragraph-properties>
    </style:style>
    <style:style style:name="P7" style:family="paragraph" style:parent-style-name="Text_20_body" style:list-style-name="L8">
      <style:paragraph-properties fo:background-color="#c0c0c0">
        <style:background-image/>
      </style:paragraph-properties>
    </style:style>
    <style:style style:name="P8" style:family="paragraph" style:parent-style-name="Text_20_body">
      <style:paragraph-properties fo:background-color="transparent">
        <style:background-image/>
      </style:paragraph-properties>
    </style:style>
    <style:style style:name="P9" style:family="paragraph" style:parent-style-name="Text_20_body" style:list-style-name="L2">
      <style:paragraph-properties fo:background-color="transparent">
        <style:background-image/>
      </style:paragraph-properties>
    </style:style>
    <style:style style:name="P10" style:family="paragraph" style:parent-style-name="Text_20_body" style:list-style-name="L8">
      <style:paragraph-properties fo:background-color="transparent">
        <style:background-image/>
      </style:paragraph-properties>
    </style:style>
    <style:style style:name="P11" style:family="paragraph" style:parent-style-name="Text_20_body">
      <style:paragraph-properties fo:margin-left="0.2902in" fo:margin-right="0in" fo:text-indent="0in" style:auto-text-indent="true" fo:background-color="#c0c0c0">
        <style:background-image/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48pt" fo:font-weight="normal" style:font-size-asian="48pt" style:font-weight-asian="normal" style:font-size-complex="4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36pt" fo:font-weight="normal" style:font-size-asian="36pt" style:font-weight-asian="normal" style:font-size-complex="36pt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Standard">
      <style:paragraph-properties fo:background-color="#c0c0c0">
        <style:background-image/>
      </style:paragraph-properties>
    </style:style>
    <style:style style:name="P22" style:family="paragraph" style:parent-style-name="Standard" style:list-style-name="L2">
      <style:paragraph-properties fo:background-color="#c0c0c0">
        <style:background-image/>
      </style:paragraph-properties>
    </style:style>
    <style:style style:name="P23" style:family="paragraph" style:parent-style-name="Standard" style:list-style-name="L3">
      <style:paragraph-properties fo:background-color="#c0c0c0">
        <style:background-image/>
      </style:paragraph-properties>
    </style:style>
    <style:style style:name="P24" style:family="paragraph" style:parent-style-name="Standard" style:list-style-name="L4">
      <style:paragraph-properties fo:background-color="#c0c0c0">
        <style:background-image/>
      </style:paragraph-properties>
    </style:style>
    <style:style style:name="P25" style:family="paragraph" style:parent-style-name="Standard" style:list-style-name="L5">
      <style:paragraph-properties fo:background-color="#c0c0c0">
        <style:background-image/>
      </style:paragraph-properties>
    </style:style>
    <style:style style:name="P26" style:family="paragraph" style:parent-style-name="Standard">
      <style:paragraph-properties fo:background-color="transparent">
        <style:background-image/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color="#ff9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5.3626in" svg:y="0.0252in" svg:width="1.3063in" svg:height="0.8291in" draw:z-index="0"><draw:image xlink:href="Pictures/20000009000029DD00001A916DABA2D8.svm" xlink:type="simple" xlink:show="embed" xlink:actuate="onLoad"/></draw:frame><draw:frame draw:style-name="fr1" draw:name="Grafik2" text:anchor-type="paragraph" svg:x="0.0425in" svg:y="0.0311in" svg:width="2.2165in" svg:height="0.85in" draw:z-index="1"><draw:image xlink:href="Pictures/2000000900003A800000166E5611DCB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6"/>
      <text:p text:style-name="P16">ErasmusLine</text:p>
      <text:p text:style-name="P16">The <text:span text:style-name="T1">Orange</text:span> Team</text:p>
      <text:p text:style-name="P18"/>
      <text:p text:style-name="P17">EIS Installation</text:p>
      <text:p text:style-name="P17">and User Manual</text:p>
      <text:p text:style-name="P14"/>
      <text:p text:style-name="P13"/>
      <text:p text:style-name="P15">P8-STATS Package Team</text:p>
      <text:p text:style-name="P15">June 2011</text:p>
      <text:p text:style-name="P13"/>
      <text:p text:style-name="P13"/>
      <text:p text:style-name="P19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Introduction<text:tab/>3</text:p>
          <text:p text:style-name="P27">Installation<text:tab/>4</text:p>
          <text:p text:style-name="P28">Setting up communication with the Master Server<text:tab/>5</text:p>
          <text:p text:style-name="P28">Daemons Monitoring<text:tab/>6</text:p>
          <text:p text:style-name="P29">Application Logs<text:tab/>6</text:p>
          <text:p text:style-name="P29">Crash control<text:tab/>6</text:p>
          <text:p text:style-name="P27">User Manual<text:tab/>7</text:p>
        </text:index-body>
      </text:table-of-content>
      <text:p text:style-name="Text_20_body"/>
      <text:h text:style-name="P12" text:outline-level="1">Introduction</text:h>
      <text:p text:style-name="Text_20_body">This manual contains basic instructions on how the Systems Administrator can install the Erasmusline P8-STATS package application on a Linux system and to setup the Executive Information System.</text:p>
      <text:p text:style-name="Text_20_body">This manual will also demonstrate how a regular user can consult the Executive Information System by using it's online User Interface.</text:p>
      <text:p text:style-name="Text_20_body"/>
      <text:p text:style-name="Text_20_body"/>
      <text:h text:style-name="P12" text:outline-level="1">Installation</text:h>
      <text:p text:style-name="Text_20_body">The Erasmusline application may be distributed as an archive download or the System's Administrator can simply clone the SourceForge Git repository, as explained in the Erasmusline Project Report.</text:p>
      <text:p text:style-name="Text_20_body">Here are the instructions to make an installation in a Linux system using the Git repository – for this example we will use the Ubuntu Linux distribution.</text:p>
      <text:list xml:id="list1088944672" text:style-name="L1">
        <text:list-item>
          <text:p text:style-name="P1">First it is necessary to have a basic LAMP stack installed – Linux, Apache, MySQL and PHP. Enter the following command in an opened terminal window:</text:p>
          <text:p text:style-name="P3"><text:s/>sudo apt-get install lamp-server^</text:p>
        </text:list-item>
      </text:list>
      <text:p text:style-name="Text_20_body">This command will install all the servers needed for the Erasmusline application to run.</text:p>
      <text:p text:style-name="Text_20_body"/>
      <text:list xml:id="list1749101863" text:style-name="L2">
        <text:list-item>
          <text:p text:style-name="P2">If you don't have Git or curl installed in the system use the following command:</text:p>
          <text:p text:style-name="P4">sudo apt-get install git curl</text:p>
          <text:p text:style-name="P9"/>
        </text:list-item>
        <text:list-item>
          <text:p text:style-name="P9">Next clone the SourceForge Git repository to your machine with this command:</text:p>
          <text:p text:style-name="P22">git clone git://mutworange.git.sourceforge.net/gitroot/mutworange/mutworange</text:p>
        </text:list-item>
      </text:list>
      <text:p text:style-name="P26">You will notice a newly created directory called <text:span text:style-name="T2">mutworange/.</text:span><text:span text:style-name="T3"> This directory contains all the documentation and the Erasmusline application itself.</text:span></text:p>
      <text:p text:style-name="P26"><text:span text:style-name="T3"/></text:p>
      <text:p text:style-name="P26">The example form now on will be executed from the user's home directory.</text:p>
      <text:p text:style-name="P26">If there is a particular release version to use, you can issue the following commands:</text:p>
      <text:list xml:id="list1433555339" text:style-name="L3">
        <text:list-header>
          <text:p text:style-name="P23">cd $HOME/mutworange/</text:p>
          <text:p text:style-name="P23">git tag -l<text:tab/># lists all tags</text:p>
          <text:p text:style-name="P23">git checkout release-1.0<text:tab/><text:tab/># example release version</text:p>
        </text:list-header>
      </text:list>
      <text:p text:style-name="P26"/>
      <text:p text:style-name="P26"><text:span text:style-name="T3"/></text:p>
      <text:p text:style-name="P26"><text:span text:style-name="T3">Before executing the automatic install script, the Administrator needs to setup the database user. This can be done by executing the following command:</text:span></text:p>
      <text:list xml:id="list1084919330" text:continue-numbering="true" text:style-name="L3">
        <text:list-header>
          <text:p text:style-name="P23"><text:span text:style-name="T3">cd $HOME/mutworange/erasmusline/scripts/</text:span></text:p>
          <text:p text:style-name="P23"><text:span text:style-name="T3">mysql -uroot -p******* &lt; create_user.sql<text:tab/># creates the default db user for the # application. Needs root user permissions.</text:span></text:p>
        </text:list-header>
      </text:list>
      <text:p text:style-name="P26"><text:span text:style-name="T3"/></text:p>
      <text:p text:style-name="P26"><text:span text:style-name="T3">After this step the Administrator can use the automated installation to create databases and run the ErasmusLine P8-STATS master and slave servers:</text:span></text:p>
      <text:list xml:id="list1227302227" text:style-name="L4">
        <text:list-header>
          <text:p text:style-name="P24"><text:span text:style-name="T3">cd $HOME/mutworange/erasmusline/bin/</text:span></text:p>
          <text:p text:style-name="P24"><text:span text:style-name="T3">./install.sh</text:span></text:p>
        </text:list-header>
      </text:list>
      <text:p text:style-name="P26"><text:span text:style-name="T3"/></text:p>
      <text:p text:style-name="P26"><text:span text:style-name="T3">Now the administrator need to run the application on the Apache Server. The Administrator create a symbolic link to the default Apache Server </text:span><text:span text:style-name="T5">www</text:span><text:span text:style-name="T3"> </text:span><text:span text:style-name="T5">documents</text:span><text:span text:style-name="T7"> directory:</text:span></text:p>
      <text:list xml:id="list1799711324" text:style-name="L5">
        <text:list-header>
          <text:p text:style-name="P25"><text:span text:style-name="T7">cd /var/www</text:span></text:p>
          <text:p text:style-name="P25"><text:span text:style-name="T7">sudo ln -s $HOME/mutworange/erasmusline/WEBSITE/ erasmusline</text:span></text:p>
        </text:list-header>
      </text:list>
      <text:p text:style-name="P26"><text:span text:style-name="T7"/></text:p>
      <text:p text:style-name="Text_20_body">The ErasmusLine application can now be accessed through the url:</text:p>
      <text:list xml:id="list2099587794" text:style-name="L6">
        <text:list-header>
          <text:p text:style-name="P5"><text:a xlink:type="simple" xlink:href="http://localhost/erasmusline">http://localhost/erasmusline</text:a></text:p>
        </text:list-header>
      </text:list>
      <text:p text:style-name="P8"><text:soft-page-break/>After logging in as Administrator you can access the EIS through the interface or directly through this url:</text:p>
      <text:list xml:id="list946438134" text:style-name="L7">
        <text:list-header>
          <text:p text:style-name="P6"><text:a xlink:type="simple" xlink:href="http://localhost/erasmusline/index.php?module=stats">http://localhost/erasmusline/index.php?module=stats</text:a></text:p>
        </text:list-header>
      </text:list>
      <text:p text:style-name="P8"/>
      <text:h text:style-name="Heading_20_2" text:outline-level="2">Setting up communication with the Master Server</text:h>
      <text:p text:style-name="P8">If the machine's installation is not meant for the Master server, the administrator will need to remove the master daemon installation and configure the slave server to communicate with a remote master server.</text:p>
      <text:list xml:id="list875341298" text:style-name="L8">
        <text:list-item>
          <text:p text:style-name="P10">Let's start by removing the master server in the machine by typing these commands in the terminal window:</text:p>
          <text:p text:style-name="P7">rm -rf $HOME/mutworange/erasmusline/stats/daemons/statsd_master</text:p>
        </text:list-item>
      </text:list>
      <text:p text:style-name="P8"/>
      <text:list xml:id="list1353214437" text:continue-numbering="true" text:style-name="L8">
        <text:list-item>
          <text:p text:style-name="P10">To configure the slave daemon to communicate with the remote master, the Administrator needs to edit the slave configuration file:</text:p>
          <text:p text:style-name="P7">cd $HOME/mutworange/erasmusline/stats/daemons/statsd_slave</text:p>
          <text:p text:style-name="P7">cp config.json config.inc.json<text:tab/># do not alter the main config file for backup</text:p>
          <text:p text:style-name="P7"><text:s text:c="53"/># purposes</text:p>
          <text:p text:style-name="P7">vim config.inc.json<text:tab/><text:tab/><text:tab/># use vim, nano or emacs to edit the file</text:p>
        </text:list-item>
      </text:list>
      <text:p text:style-name="P8"/>
      <text:p text:style-name="P8">The relevant part of the configuration file will look like the following:</text:p>
      <text:p text:style-name="P11">"master_serverconfig" : {</text:p>
      <text:p text:style-name="P11"><text:s text:c="8"/>"sockType" : "unix",</text:p>
      <text:p text:style-name="P11"><text:s text:c="8"/>"sockFile" : "/tmp/erasmusline/statsd_master/statsd_master.sock",</text:p>
      <text:p text:style-name="P11"><text:s text:c="9"/>"serverIP" : "0.0.0.0",</text:p>
      <text:p text:style-name="P11"><text:s text:c="9"/>"serverPort" : "8118"</text:p>
      <text:p text:style-name="P11"><text:s text:c="4"/>},</text:p>
      <text:p text:style-name="P8">Alter the socket type and server ip to look like the following example:</text:p>
      <text:p text:style-name="P11">"master_serverconfig" : {</text:p>
      <text:p text:style-name="P11"><text:s text:c="8"/>"sockType" : "tcp",</text:p>
      <text:p text:style-name="P11"><text:s text:c="8"/>"serverIP" : "95.136.101.157",</text:p>
      <text:p text:style-name="P11"><text:s text:c="8"/>"serverPort" : "8118"</text:p>
      <text:p text:style-name="P11"><text:s text:c="4"/>},</text:p>
      <text:p text:style-name="P8">Save the file and restart the slave daemon:</text:p>
      <text:list xml:id="list873419086" text:continue-numbering="true" text:style-name="L8">
        <text:list-header>
          <text:p text:style-name="P7">cd $HOME/mutworange/erasmusline/bin</text:p>
          <text:p text:style-name="P7">./restart_stats_daemons</text:p>
        </text:list-header>
      </text:list>
      <text:p text:style-name="P8"/>
      <text:p text:style-name="P8">If the server address is correct, the local EIS installation will communicate with the proper Master Server.</text:p>
      <text:h text:style-name="Heading_20_2" text:outline-level="2"><text:soft-page-break/>Daemons Monitoring</text:h>
      <text:h text:style-name="Heading_20_3" text:outline-level="3">Application Logs</text:h>
      <text:p text:style-name="Text_20_body">The Master and Slave server logs are organized in the /tmp directory can be changed to another directory by editing each daemon's configuration files (see previous example).</text:p>
      <text:p text:style-name="Text_20_body">To consult the logs, the Administrator can use the following commands in the terminal window:</text:p>
      <text:p text:style-name="P11">tail -f /tmp/erasmusline/statsd_master/statsd_master.log</text:p>
      <text:p text:style-name="P11">tail -f /tmp/erasmusline/statsd_slave/statsd_slave.log</text:p>
      <text:p text:style-name="P8"/>
      <text:p text:style-name="P8">To alter the verbosity of the logs, the Administrator can edit each daemon's configuration file and for example, reduce the log verbosity level:</text:p>
      <text:p text:style-name="P11">"daemonconfig" : {</text:p>
      <text:p text:style-name="P11"><text:tab/><text:tab/>"appName" : "statsd_slave",</text:p>
      <text:p text:style-name="P11"><text:tab/><text:tab/>"logVerbosity" : 7</text:p>
      <text:p text:style-name="P11"><text:tab/>},</text:p>
      <text:p text:style-name="P8"/>
      <text:h text:style-name="Heading_20_3" text:outline-level="3">Crash control</text:h>
      <text:p text:style-name="Text_20_body">To assure the daemons are constantly running, the Administrator can install and configure a <text:span text:style-name="T4">process supervision tool</text:span><text:span text:style-name="T6"> like Monit</text:span><text:span text:style-name="T6"><text:note text:id="ftn0" text:note-class="footnote"><text:note-citation>1</text:note-citation><text:note-body><text:p text:style-name="Footnote"><text:a xlink:type="simple" xlink:href="http://mmonit.com/monit/">http://mmonit.com/monit/</text:a></text:p></text:note-body></text:note></text:span><text:span text:style-name="T6">:</text:span></text:p>
      <text:p text:style-name="P21">sudo apt-get install monit</text:p>
      <text:p text:style-name="P21">sudo vim /etc/monit/monitrc</text:p>
      <text:p text:style-name="P26"/>
      <text:p text:style-name="P26"/>
      <text:h text:style-name="P12" text:outline-level="1">User Manual</text:h>
      <text:p text:style-name="P2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Tahoma" svg:font-family="Tahoma, Arial, Helvetica"/>
    <style:font-face style:name="Times" svg:font-family="Times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in" style:auto-text-indent="tru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.0835in" fo:text-indent="0in" style:auto-text-indent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text-align="justify" style:justify-single-word="false" fo:text-indent="0in" style:auto-text-indent="true" style:page-number="auto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2T17:38:01</meta:creation-date>
    <dc:date>2011-06-12T19:16:27</dc:date>
    <meta:editing-duration>PT1H32M40S</meta:editing-duration>
    <meta:editing-cycles>58</meta:editing-cycles>
    <meta:generator>LibreOffice/3.4$Unix LibreOffice_project/340m1$Build-12</meta:generator>
    <meta:document-statistic meta:table-count="0" meta:image-count="2" meta:object-count="0" meta:page-count="7" meta:paragraph-count="8" meta:word-count="737" meta:character-count="5230" meta:non-whitespace-character-count="4461"/>
  </office:meta>
</office:document-meta>
</file>